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I fly with 'River',</text:p>
      <text:p text:style-name="Standard"/>
      <text:p text:style-name="Standard"><text:s text:c="2"/>I fly with 'Jay',</text:p>
      <text:p text:style-name="Standard"/>
      <text:p text:style-name="Standard"><text:s text:c="2"/>I fly with 'Wash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9:46:35</meta:creation-date>
    <dc:date>2010-02-15T19:49:10</dc:date>
    <meta:editing-duration>PT00H01M3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3" meta:word-count="14" meta:character-count="62"/>
  </office:meta>
</office:document-meta>
</file>